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cripts/>
  <office:font-face-decls/>
  <office:automatic-styles>
    <style:style style:name="ta-0x9eda070" style:family="table" style:master-page-name="ta-mp-0x9eda070">
      <style:table-properties table:display="true" style:writing-mode="lr-tb"/>
    </style:style>
    <style:style style:name="ta-0x9eda1c8" style:family="table" style:master-page-name="ta-mp-0x9eda1c8">
      <style:table-properties table:display="true" style:writing-mode="lr-tb"/>
    </style:style>
    <style:style style:name="ta-0x9eda320" style:family="table" style:master-page-name="ta-mp-0x9eda32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75%"/>
    </style:style>
    <style:style style:name="AC-superscript" style:family="text">
      <style:text-properties style:text-position="super 75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.00pt" style:use-optimal-column-width="true"/>
    </style:style>
    <style:style style:name="ACE-0x9ef3ed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9ef3b18" style:family="table-cell" style:data-style-name="ND.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9ef381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9ef345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9ef3e1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9ef3398" style:family="table-cell" style:data-style-name="ND.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9ef3bd8" style:family="table-cell" style:data-style-name="ND.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9ef2e5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9ef3d5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9ef2f1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9ef2fd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OL-1" style:family="table-column">
      <style:table-column-properties style:column-width="210.75pt" style:use-optimal-column-width="false"/>
    </style:style>
    <style:style style:name="ACOL-2" style:family="table-column">
      <style:table-column-properties style:column-width="110.25pt" style:use-optimal-column-width="false"/>
    </style:style>
    <style:style style:name="ACOL-3" style:family="table-column">
      <style:table-column-properties style:column-width="203.25pt" style:use-optimal-column-width="false"/>
    </style:style>
    <style:style style:name="ACOL-4" style:family="table-column">
      <style:table-column-properties style:column-width="61.50pt" style:use-optimal-column-width="false"/>
    </style:style>
    <style:style style:name="ACOL-5" style:family="table-column">
      <style:table-column-properties style:column-width="60.75pt" style:use-optimal-column-width="false"/>
    </style:style>
    <style:style style:name="ACOL-6" style:family="table-column">
      <style:table-column-properties style:column-width="446.25pt" style:use-optimal-column-width="false"/>
    </style:style>
    <style:style style:name="ACOL-7" style:family="table-column"/>
    <style:style style:name="AROW-1" style:family="table-row">
      <style:table-row-properties style:row-height="13.50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heet1" table:style-name="ta-0x9eda070" table:print="true">
        <office:forms form:automatic-focus="false" form:apply-design-mode="false">
          <form:form/>
        </office:forms>
        <table:table-column table:style-name="ACOL-1"/>
        <table:table-column table:default-cell-style-name="ACE-0x9ef3e18" table:style-name="ACOL-2"/>
        <table:table-column table:style-name="ACOL-3"/>
        <table:table-column table:style-name="ACOL-4"/>
        <table:table-column table:default-cell-style-name="ACE-0x9ef3bd8" table:style-name="ACOL-5"/>
        <table:table-column table:style-name="ACOL-6"/>
        <table:table-column table:style-name="ACOL-0" table:number-columns-repeated="250"/>
        <table:table-row table:style-name="AROW-1">
          <table:table-cell table:style-name="ACE-0x9ef3458" office:value-type="string" office:string-value="Manufacturer">
            <text:p>Manufacturer</text:p>
          </table:table-cell>
          <table:table-cell table:style-name="ACE-0x9ef3d58" office:value-type="string" office:string-value="Part Number">
            <text:p>Part Number</text:p>
          </table:table-cell>
          <table:table-cell table:style-name="ACE-0x9ef3458" office:value-type="string" office:string-value="Description">
            <text:p>Description</text:p>
          </table:table-cell>
          <table:table-cell table:style-name="ACE-0x9ef3458" office:value-type="string" office:string-value="Qty">
            <text:p>Qty</text:p>
          </table:table-cell>
          <table:table-cell table:style-name="ACE-0x9ef3b18" office:value-type="string" office:string-value="Unit Price">
            <text:p>Unit Price</text:p>
          </table:table-cell>
          <table:table-cell table:style-name="ACE-0x9ef3458" office:value-type="string" office:string-value="Vendor Link">
            <text:p>Vendor Link</text:p>
          </table:table-cell>
          <table:table-cell table:number-columns-repeated="250" table:style-name="ACE-0x9ef3458"/>
        </table:table-row>
        <table:table-row table:style-name="AROW-1">
          <table:table-cell table:style-name="Gnumeric-default" office:value-type="string" office:string-value="Analog Devices">
            <text:p>Analog Devices</text:p>
          </table:table-cell>
          <table:table-cell table:style-name="ACE-0x9ef3e18" office:value-type="string" office:string-value="ADM660ARZ">
            <text:p>ADM660ARZ</text:p>
          </table:table-cell>
          <table:table-cell table:style-name="Gnumeric-default" office:value-type="string" office:string-value="Charge pump converter">
            <text:p>Charge pump converter</text:p>
          </table:table-cell>
          <table:table-cell table:style-name="Gnumeric-default" office:value-type="float" office:value="1">
            <text:p>1</text:p>
          </table:table-cell>
          <table:table-cell table:style-name="ACE-0x9ef3bd8" office:value-type="float" office:value="4.59">
            <text:p>4.59</text:p>
          </table:table-cell>
          <table:table-cell table:style-name="Gnumeric-default" office:value-type="string" office:string-value="http://www.digikey.com/product-detail/en/ADM660ARZ/ADM660ARZ-ND/820185">
            <text:p>http://www.digikey.com/product-detail/en/ADM660ARZ/ADM660ARZ-ND/820185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Molex Inc.">
            <text:p>Molex Inc.</text:p>
          </table:table-cell>
          <table:table-cell table:style-name="ACE-0x9ef3e18" office:value-type="float" office:value="480390001">
            <text:p>480390001</text:p>
          </table:table-cell>
          <table:table-cell table:style-name="Gnumeric-default" office:value-type="string" office:string-value="USB-A connector">
            <text:p>USB-A connector</text:p>
          </table:table-cell>
          <table:table-cell table:style-name="Gnumeric-default" office:value-type="float" office:value="1">
            <text:p>1</text:p>
          </table:table-cell>
          <table:table-cell table:style-name="ACE-0x9ef3bd8" office:value-type="float" office:value="1.19">
            <text:p>1.19</text:p>
          </table:table-cell>
          <table:table-cell table:style-name="Gnumeric-default" office:value-type="string" office:string-value="http://www.digikey.com/product-detail/en/0480370001/WM17117-ND/857603">
            <text:p>http://www.digikey.com/product-detail/en/0480370001/WM17117-ND/857603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Apem Inc.">
            <text:p>Apem Inc.</text:p>
          </table:table-cell>
          <table:table-cell table:style-name="ACE-0x9ef3e18" office:value-type="string" office:string-value="MA12R/TR">
            <text:p>MA12R/TR</text:p>
          </table:table-cell>
          <table:table-cell table:style-name="Gnumeric-default" office:value-type="string" office:string-value="SPDT switch">
            <text:p>SPDT switch</text:p>
          </table:table-cell>
          <table:table-cell table:style-name="Gnumeric-default" office:value-type="float" office:value="1">
            <text:p>1</text:p>
          </table:table-cell>
          <table:table-cell table:style-name="ACE-0x9ef3bd8" office:value-type="float" office:value="1.08">
            <text:p>1.08</text:p>
          </table:table-cell>
          <table:table-cell table:style-name="Gnumeric-default" office:value-type="string" office:string-value="http://www.digikey.com/product-detail/en/MA12RTR/679-1847-1-ND/1973774">
            <text:p>http://www.digikey.com/product-detail/en/MA12RTR/679-1847-1-ND/1973774</text:p>
          </table:table-cell>
          <table:table-cell table:number-columns-repeated="250" table:style-name="Gnumeric-default"/>
        </table:table-row>
        <table:table-row table:style-name="AROW-1">
          <table:table-cell table:style-name="ACE-0x9ef3818" office:value-type="string" office:string-value="TE Connectivity">
            <text:p>TE Connectivity</text:p>
          </table:table-cell>
          <table:table-cell table:style-name="ACE-0x9ef3ed8" office:value-type="string" office:string-value="284093-2">
            <text:p>284093-2</text:p>
          </table:table-cell>
          <table:table-cell table:style-name="ACE-0x9ef3818" office:value-type="string" office:string-value="2x1 screw terminal block">
            <text:p>2x1 screw terminal block</text:p>
          </table:table-cell>
          <table:table-cell table:style-name="ACE-0x9ef3818" office:value-type="float" office:value="1">
            <text:p>1</text:p>
          </table:table-cell>
          <table:table-cell table:style-name="ACE-0x9ef3398" office:value-type="float" office:value="1.09">
            <text:p>1.09</text:p>
          </table:table-cell>
          <table:table-cell table:style-name="ACE-0x9ef3818" office:value-type="string" office:string-value="http://www.digikey.com/product-detail/en/284093-2/A98369-ND/1136747">
            <text:p>http://www.digikey.com/product-detail/en/284093-2/A98369-ND/1136747</text:p>
          </table:table-cell>
          <table:table-cell table:number-columns-repeated="250" table:style-name="ACE-0x9ef3818"/>
        </table:table-row>
        <table:table-row table:style-name="AROW-1">
          <table:table-cell table:style-name="ACE-0x9ef3818" office:value-type="string" office:string-value="Molex Inc">
            <text:p>Molex Inc</text:p>
          </table:table-cell>
          <table:table-cell table:style-name="ACE-0x9ef3ed8" office:value-type="float" office:value="530470410">
            <text:p>530470410</text:p>
          </table:table-cell>
          <table:table-cell table:style-name="ACE-0x9ef3818" office:value-type="string" office:string-value="4x1 PicoBlade shrouded header">
            <text:p>4x1 PicoBlade shrouded header</text:p>
          </table:table-cell>
          <table:table-cell table:style-name="ACE-0x9ef3818" office:value-type="float" office:value="1">
            <text:p>1</text:p>
          </table:table-cell>
          <table:table-cell table:style-name="ACE-0x9ef3398" office:value-type="float" office:value="0.45">
            <text:p>0.45</text:p>
          </table:table-cell>
          <table:table-cell table:style-name="ACE-0x9ef3818" office:value-type="string" office:string-value="http://www.digikey.com/product-detail/en/0530470410/WM1733-ND/242855">
            <text:p>http://www.digikey.com/product-detail/en/0530470410/WM1733-ND/242855</text:p>
          </table:table-cell>
          <table:table-cell table:number-columns-repeated="250" table:style-name="ACE-0x9ef3818"/>
        </table:table-row>
        <table:table-row table:style-name="AROW-1">
          <table:table-cell table:style-name="ACE-0x9ef3818" office:value-type="string" office:string-value="Molex Inc">
            <text:p>Molex Inc</text:p>
          </table:table-cell>
          <table:table-cell table:style-name="ACE-0x9ef3ed8" office:value-type="float" office:value="510210400">
            <text:p>510210400</text:p>
          </table:table-cell>
          <table:table-cell table:style-name="ACE-0x9ef3818" office:value-type="string" office:string-value="4x1 PicoBlade connector housing">
            <text:p>4x1 PicoBlade connector housing</text:p>
          </table:table-cell>
          <table:table-cell table:style-name="ACE-0x9ef3818" office:value-type="float" office:value="1">
            <text:p>1</text:p>
          </table:table-cell>
          <table:table-cell table:style-name="ACE-0x9ef3398" office:value-type="float" office:value="0.36">
            <text:p>0.36</text:p>
          </table:table-cell>
          <table:table-cell table:style-name="ACE-0x9ef3818" office:value-type="string" office:string-value="http://www.digikey.com/product-detail/en/0510210400/WM1722-ND/242844">
            <text:p>http://www.digikey.com/product-detail/en/0510210400/WM1722-ND/242844</text:p>
          </table:table-cell>
          <table:table-cell table:number-columns-repeated="250" table:style-name="ACE-0x9ef3818"/>
        </table:table-row>
        <table:table-row table:style-name="AROW-1">
          <table:table-cell table:style-name="ACE-0x9ef3818" office:value-type="string" office:string-value="Molex Inc">
            <text:p>Molex Inc</text:p>
          </table:table-cell>
          <table:table-cell table:style-name="ACE-0x9ef3ed8" office:value-type="float" office:value="500588000">
            <text:p>500588000</text:p>
          </table:table-cell>
          <table:table-cell table:style-name="ACE-0x9ef3818" office:value-type="string" office:string-value="PicoBlade female crimp pin">
            <text:p>PicoBlade female crimp pin</text:p>
          </table:table-cell>
          <table:table-cell table:style-name="ACE-0x9ef3818" office:value-type="float" office:value="4">
            <text:p>4</text:p>
          </table:table-cell>
          <table:table-cell table:style-name="ACE-0x9ef3398" office:value-type="float" office:value="0.1">
            <text:p>0.10</text:p>
          </table:table-cell>
          <table:table-cell table:style-name="ACE-0x9ef3818" office:value-type="string" office:string-value="http://www.digikey.com/product-detail/en/0500588000/WM1775CT-ND/242897">
            <text:p>http://www.digikey.com/product-detail/en/0500588000/WM1775CT-ND/242897</text:p>
          </table:table-cell>
          <table:table-cell table:number-columns-repeated="250" table:style-name="ACE-0x9ef3818"/>
        </table:table-row>
        <table:table-row table:style-name="AROW-1">
          <table:table-cell table:style-name="ACE-0x9ef3818" office:value-type="string" office:string-value="CUI Inc.">
            <text:p>CUI Inc.</text:p>
          </table:table-cell>
          <table:table-cell table:style-name="ACE-0x9ef3ed8" office:value-type="string" office:string-value="MJ-3523-SMT">
            <text:p>MJ-3523-SMT</text:p>
          </table:table-cell>
          <table:table-cell table:style-name="ACE-0x9ef3818" office:value-type="string" office:string-value="3.5mm mono phone jack">
            <text:p>3.5mm mono phone jack</text:p>
          </table:table-cell>
          <table:table-cell table:style-name="ACE-0x9ef3818" office:value-type="float" office:value="1">
            <text:p>1</text:p>
          </table:table-cell>
          <table:table-cell table:style-name="ACE-0x9ef3398" office:value-type="float" office:value="1.34">
            <text:p>1.34</text:p>
          </table:table-cell>
          <table:table-cell table:style-name="ACE-0x9ef3818" office:value-type="string" office:string-value="http://www.digikey.com/product-detail/en/MJ-3523-SMT/CP-3523MJCT-ND/669691">
            <text:p>http://www.digikey.com/product-detail/en/MJ-3523-SMT/CP-3523MJCT-ND/669691</text:p>
          </table:table-cell>
          <table:table-cell table:number-columns-repeated="250" table:style-name="ACE-0x9ef3818"/>
        </table:table-row>
        <table:table-row table:style-name="AROW-1">
          <table:table-cell table:style-name="ACE-0x9ef3818" office:value-type="string" office:string-value="OSRAM Opto Semiconductors Inc">
            <text:p>OSRAM Opto Semiconductors Inc</text:p>
          </table:table-cell>
          <table:table-cell table:style-name="ACE-0x9ef3ed8" office:value-type="string" office:string-value="LS L29K-G1J2-1-Z">
            <text:p>LS L29K-G1J2-1-Z</text:p>
          </table:table-cell>
          <table:table-cell table:style-name="ACE-0x9ef3818" office:value-type="string" office:string-value="red LED">
            <text:p>red LED</text:p>
          </table:table-cell>
          <table:table-cell table:style-name="ACE-0x9ef3818" office:value-type="float" office:value="1">
            <text:p>1</text:p>
          </table:table-cell>
          <table:table-cell table:style-name="ACE-0x9ef3398" office:value-type="float" office:value="0.17">
            <text:p>0.17</text:p>
          </table:table-cell>
          <table:table-cell table:style-name="ACE-0x9ef3818" office:value-type="string" office:string-value="http://www.digikey.com/product-detail/en/LS%20L29K-G1J2-1-Z/475-2506-1-ND/1802633">
            <text:p>http://www.digikey.com/product-detail/en/LS%20L29K-G1J2-1-Z/475-2506-1-ND/1802633</text:p>
          </table:table-cell>
          <table:table-cell table:number-columns-repeated="250" table:style-name="ACE-0x9ef3818"/>
        </table:table-row>
        <table:table-row table:style-name="AROW-1">
          <table:table-cell table:style-name="ACE-0x9ef3818" office:value-type="string" office:string-value="Panasonic Electronic Components">
            <text:p>Panasonic Electronic Components</text:p>
          </table:table-cell>
          <table:table-cell table:style-name="ACE-0x9ef3ed8" office:value-type="string" office:string-value="ERJ-6GEYJ102V">
            <text:p>ERJ-6GEYJ102V</text:p>
          </table:table-cell>
          <table:table-cell table:style-name="ACE-0x9ef3818" office:value-type="string" office:string-value="1k Ohm resistor">
            <text:p>1k Ohm resistor</text:p>
          </table:table-cell>
          <table:table-cell table:style-name="ACE-0x9ef3818" office:value-type="float" office:value="1">
            <text:p>1</text:p>
          </table:table-cell>
          <table:table-cell table:style-name="ACE-0x9ef3398" office:value-type="float" office:value="0.1">
            <text:p>0.10</text:p>
          </table:table-cell>
          <table:table-cell table:style-name="ACE-0x9ef3818" office:value-type="string" office:string-value="http://www.digikey.com/product-detail/en/ERJ-6GEYJ102V/P1.0KACT-ND/42833">
            <text:p>http://www.digikey.com/product-detail/en/ERJ-6GEYJ102V/P1.0KACT-ND/42833</text:p>
          </table:table-cell>
          <table:table-cell table:number-columns-repeated="250" table:style-name="ACE-0x9ef3818"/>
        </table:table-row>
        <table:table-row table:style-name="AROW-1">
          <table:table-cell table:style-name="ACE-0x9ef3818" office:value-type="string" office:string-value="Panasonic Electronic Components">
            <text:p>Panasonic Electronic Components</text:p>
          </table:table-cell>
          <table:table-cell table:style-name="ACE-0x9ef3ed8" office:value-type="string" office:string-value="ERJ-6GEYJ101V">
            <text:p>ERJ-6GEYJ101V</text:p>
          </table:table-cell>
          <table:table-cell table:style-name="ACE-0x9ef3818" office:value-type="string" office:string-value="100 Ohm resistor">
            <text:p>100 Ohm resistor</text:p>
          </table:table-cell>
          <table:table-cell table:style-name="ACE-0x9ef3818" office:value-type="float" office:value="2">
            <text:p>2</text:p>
          </table:table-cell>
          <table:table-cell table:style-name="ACE-0x9ef3398" office:value-type="float" office:value="0.1">
            <text:p>0.10</text:p>
          </table:table-cell>
          <table:table-cell table:style-name="ACE-0x9ef3818" office:value-type="string" office:string-value="http://www.digikey.com/product-detail/en/ERJ-6GEYJ101V/P100ACT-ND/21875">
            <text:p>http://www.digikey.com/product-detail/en/ERJ-6GEYJ101V/P100ACT-ND/21875</text:p>
          </table:table-cell>
          <table:table-cell table:number-columns-repeated="250" table:style-name="ACE-0x9ef3818"/>
        </table:table-row>
        <table:table-row table:style-name="AROW-1">
          <table:table-cell table:style-name="ACE-0x9ef3818" office:value-type="string" office:string-value="Samsung Electro-Mechanics America, Inc">
            <text:p>Samsung Electro-Mechanics America, Inc</text:p>
          </table:table-cell>
          <table:table-cell table:style-name="ACE-0x9ef3ed8" office:value-type="string" office:string-value="CL21A106KAYNNNE">
            <text:p>CL21A106KAYNNNE</text:p>
          </table:table-cell>
          <table:table-cell table:style-name="ACE-0x9ef3818" office:value-type="string" office:string-value="10uF ceramic capacitor">
            <text:p>10uF ceramic capacitor</text:p>
          </table:table-cell>
          <table:table-cell table:style-name="ACE-0x9ef3818" office:value-type="float" office:value="2">
            <text:p>2</text:p>
          </table:table-cell>
          <table:table-cell table:style-name="ACE-0x9ef3398" office:value-type="float" office:value="0.25">
            <text:p>0.25</text:p>
          </table:table-cell>
          <table:table-cell table:style-name="ACE-0x9ef3818" office:value-type="string" office:string-value="http://www.digikey.com/product-detail/en/CL21A106KAYNNNE/1276-2891-1-ND/3890977">
            <text:p>http://www.digikey.com/product-detail/en/CL21A106KAYNNNE/1276-2891-1-ND/3890977</text:p>
          </table:table-cell>
          <table:table-cell table:number-columns-repeated="250" table:style-name="ACE-0x9ef3818"/>
        </table:table-row>
        <table:table-row table:style-name="AROW-1">
          <table:table-cell table:style-name="ACE-0x9ef3818" office:value-type="string" office:string-value="MyCableMart.com">
            <text:p>MyCableMart.com</text:p>
          </table:table-cell>
          <table:table-cell table:style-name="ACE-0x9ef3ed8" office:value-type="string" office:string-value="FS-MONO-06IN-MM">
            <text:p>FS-MONO-06IN-MM</text:p>
          </table:table-cell>
          <table:table-cell table:style-name="ACE-0x9ef3818" office:value-type="string" office:string-value="3.5mm mono male to male cable">
            <text:p>3.5mm mono male to male cable</text:p>
          </table:table-cell>
          <table:table-cell table:style-name="ACE-0x9ef3818" office:value-type="float" office:value="1">
            <text:p>1</text:p>
          </table:table-cell>
          <table:table-cell table:style-name="ACE-0x9ef3398" office:value-type="float" office:value="0.81">
            <text:p>0.81</text:p>
          </table:table-cell>
          <table:table-cell table:style-name="ACE-0x9ef3818" office:value-type="string" office:string-value="http://www.mycablemart.com/store/cart.php?m=product_detail&amp;p=4270">
            <text:p>http://www.mycablemart.com/store/cart.php?m=product_detail&amp;p=4270</text:p>
          </table:table-cell>
          <table:table-cell table:number-columns-repeated="250" table:style-name="ACE-0x9ef3818"/>
        </table:table-row>
        <table:table-row table:style-name="AROW-1">
          <table:table-cell table:style-name="Gnumeric-default"/>
          <table:table-cell table:style-name="ACE-0x9ef3e18"/>
          <table:table-cell table:style-name="Gnumeric-default"/>
          <table:table-cell table:style-name="ACE-0x9ef3458" office:value-type="string" office:string-value="Subtotal">
            <text:p>Subtotal</text:p>
          </table:table-cell>
          <table:table-cell table:style-name="ACE-0x9ef3b18" table:formula="of:=SUMPRODUCT([.$D$1:.$D$65536];[.$E$1:.$E$65536])" office:value-type="float" office:value="12.28">
            <text:p>12.28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/>
          <table:table-cell table:style-name="ACE-0x9ef3e18"/>
          <table:table-cell table:style-name="Gnumeric-default"/>
          <table:table-cell table:style-name="ACE-0x9ef3458" office:value-type="string" office:string-value="Printing">
            <text:p>Printing</text:p>
          </table:table-cell>
          <table:table-cell table:style-name="ACE-0x9ef3b18" table:formula="of:=8.6/3" office:value-type="float" office:value="2.86666666666667">
            <text:p>2.87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/>
          <table:table-cell table:style-name="ACE-0x9ef3e18"/>
          <table:table-cell table:style-name="Gnumeric-default"/>
          <table:table-cell table:style-name="ACE-0x9ef3458" office:value-type="string" office:string-value="Total">
            <text:p>Total</text:p>
          </table:table-cell>
          <table:table-cell table:style-name="ACE-0x9ef3b18" table:formula="of:=SUM([.E15:.E16])" office:value-type="float" office:value="15.1466666666667">
            <text:p>15.15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/>
          <table:table-cell table:style-name="ACE-0x9ef3e18"/>
          <table:table-cell table:number-columns-repeated="2" table:style-name="Gnumeric-default"/>
          <table:table-cell table:style-name="ACE-0x9ef3bd8"/>
          <table:table-cell table:number-columns-repeated="251" table:style-name="Gnumeric-default"/>
        </table:table-row>
        <table:table-row table:style-name="AROW-0">
          <table:table-cell table:style-name="Gnumeric-default"/>
          <table:table-cell table:style-name="ACE-0x9ef3e18"/>
          <table:table-cell table:number-columns-repeated="2" table:style-name="Gnumeric-default"/>
          <table:table-cell table:style-name="ACE-0x9ef3bd8"/>
          <table:table-cell table:number-columns-repeated="251" table:style-name="Gnumeric-default"/>
        </table:table-row>
        <table:table-row table:style-name="AROW-0">
          <table:table-cell table:style-name="Gnumeric-default"/>
          <table:table-cell table:style-name="ACE-0x9ef3e18"/>
          <table:table-cell table:number-columns-repeated="2" table:style-name="Gnumeric-default"/>
          <table:table-cell table:style-name="ACE-0x9ef3bd8"/>
          <table:table-cell table:number-columns-repeated="251" table:style-name="Gnumeric-default"/>
        </table:table-row>
        <table:table-row table:style-name="AROW-0">
          <table:table-cell table:style-name="Gnumeric-default"/>
          <table:table-cell table:style-name="ACE-0x9ef3e18"/>
          <table:table-cell table:number-columns-repeated="2" table:style-name="Gnumeric-default"/>
          <table:table-cell table:style-name="ACE-0x9ef3bd8"/>
          <table:table-cell table:number-columns-repeated="251" table:style-name="Gnumeric-default"/>
        </table:table-row>
        <table:table-row table:style-name="AROW-0">
          <table:table-cell table:style-name="Gnumeric-default"/>
          <table:table-cell table:style-name="ACE-0x9ef3e18"/>
          <table:table-cell table:number-columns-repeated="2" table:style-name="Gnumeric-default"/>
          <table:table-cell table:style-name="ACE-0x9ef3bd8"/>
          <table:table-cell table:number-columns-repeated="251" table:style-name="Gnumeric-default"/>
        </table:table-row>
        <table:table-row table:style-name="AROW-0">
          <table:table-cell table:style-name="Gnumeric-default"/>
          <table:table-cell table:style-name="ACE-0x9ef3e18"/>
          <table:table-cell table:number-columns-repeated="2" table:style-name="Gnumeric-default"/>
          <table:table-cell table:style-name="ACE-0x9ef3bd8"/>
          <table:table-cell table:number-columns-repeated="59" table:style-name="Gnumeric-default"/>
          <table:table-cell table:number-columns-repeated="192" table:style-name="Gnumeric-default"/>
        </table:table-row>
        <table:table-row table:style-name="AROW-0" table:number-rows-repeated="233">
          <table:table-cell table:style-name="Gnumeric-default"/>
          <table:table-cell table:style-name="ACE-0x9ef3e18"/>
          <table:table-cell table:number-columns-repeated="2" table:style-name="Gnumeric-default"/>
          <table:table-cell table:style-name="ACE-0x9ef3bd8"/>
          <table:table-cell table:number-columns-repeated="59" table:style-name="Gnumeric-default"/>
          <table:table-cell table:number-columns-repeated="192" table:style-name="Gnumeric-default"/>
        </table:table-row>
        <table:table-row table:style-name="AROW-0">
          <table:table-cell table:style-name="Gnumeric-default"/>
          <table:table-cell table:style-name="ACE-0x9ef3e18"/>
          <table:table-cell table:number-columns-repeated="2" table:style-name="Gnumeric-default"/>
          <table:table-cell table:style-name="ACE-0x9ef3bd8"/>
          <table:table-cell table:number-columns-repeated="59" table:style-name="Gnumeric-default"/>
          <table:table-cell table:number-columns-repeated="192" table:style-name="Gnumeric-default"/>
        </table:table-row>
        <table:table-row table:style-name="AROW-0" table:number-rows-repeated="65279">
          <table:table-cell table:style-name="Gnumeric-default"/>
          <table:table-cell table:style-name="ACE-0x9ef3e18"/>
          <table:table-cell table:number-columns-repeated="2" table:style-name="Gnumeric-default"/>
          <table:table-cell table:style-name="ACE-0x9ef3bd8"/>
          <table:table-cell table:number-columns-repeated="59" table:style-name="Gnumeric-default"/>
          <table:table-cell table:number-columns-repeated="192" table:style-name="Gnumeric-default"/>
        </table:table-row>
        <table:named-expressions>
          <table:named-expression table:name="Print_Area" table:expression="of:=#REF!" table:base-cell-address="$'Sheet1'.$A$1"/>
          <table:named-expression table:name="Sheet_Title" table:expression="of:=&quot;Sheet1&quot;" table:base-cell-address="$'Sheet1'.$A$1"/>
        </table:named-expressions>
      </table:table>
      <table:table table:name="Sheet2" table:style-name="ta-0x9eda1c8" table:print="true">
        <office:forms form:automatic-focus="false" form:apply-design-mode="false">
          <form:form/>
        </office:forms>
        <table:table-column table:default-cell-style-name="ACE-0x9ef2f18" table:style-name="ACOL-0" table:number-columns-repeated="256"/>
        <table:table-row table:style-name="AROW-0">
          <table:table-cell table:number-columns-repeated="256" table:style-name="ACE-0x9ef2f18"/>
        </table:table-row>
        <table:table-row table:style-name="AROW-0">
          <table:table-cell table:number-columns-repeated="256" table:style-name="ACE-0x9ef2f18"/>
        </table:table-row>
        <table:table-row table:style-name="AROW-0" table:number-rows-repeated="65534">
          <table:table-cell table:number-columns-repeated="256" table:style-name="ACE-0x9ef2f18"/>
        </table:table-row>
        <table:named-expressions>
          <table:named-expression table:name="Print_Area" table:expression="of:=#REF!" table:base-cell-address="$'Sheet2'.$A$1"/>
          <table:named-expression table:name="Sheet_Title" table:expression="of:=&quot;Sheet2&quot;" table:base-cell-address="$'Sheet2'.$A$1"/>
        </table:named-expressions>
      </table:table>
      <table:table table:name="Sheet3" table:style-name="ta-0x9eda320" table:print="true">
        <office:forms form:automatic-focus="false" form:apply-design-mode="false">
          <form:form/>
        </office:forms>
        <table:table-column table:default-cell-style-name="ACE-0x9ef2fd8" table:style-name="ACOL-0" table:number-columns-repeated="256"/>
        <table:table-row table:style-name="AROW-0">
          <table:table-cell table:number-columns-repeated="256" table:style-name="ACE-0x9ef2fd8"/>
        </table:table-row>
        <table:table-row table:style-name="AROW-0">
          <table:table-cell table:number-columns-repeated="256" table:style-name="ACE-0x9ef2fd8"/>
        </table:table-row>
        <table:table-row table:style-name="AROW-0" table:number-rows-repeated="65534">
          <table:table-cell table:number-columns-repeated="256" table:style-name="ACE-0x9ef2fd8"/>
        </table:table-row>
        <table:named-expressions>
          <table:named-expression table:name="Print_Area" table:expression="of:=#REF!" table:base-cell-address="$'Sheet3'.$A$1"/>
          <table:named-expression table:name="Sheet_Title" table:expression="of:=&quot;Sheet3&quot;" table:base-cell-address="$'Sheet3'.$A$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number:number-style style:name="ND.0">
      <number:number number:decimal-places="2" number:display-factor="1" number:grouping="false" number:min-integer-digits="1"/>
    </number:number-style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48.00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x9eba4e0" style:page-usage="all">
      <style:page-layout-properties fo:margin-top="72.00pt" fo:margin-bottom="72.00pt" fo:margin-left="72.00pt" fo:margin-right="72.00pt" fo:page-width="612.00pt" fo:page-height="792.00pt" style:table-centering="none" style:print-page-order="ttb" style:writing-mode="lr-tb" style:print-orientation="portrait" style:print="charts drawings objects annotations"/>
      <style:header-style>
        <style:header-footer-properties fo:border="none" style:shadow="none" fo:padding="0.00pt" fo:margin="0.00pt" fo:min-height="48.00pt" svg:height="48.00pt" style:dynamic-spacing="true"/>
      </style:header-style>
      <style:footer-style>
        <style:header-footer-properties fo:border="none" style:shadow="none" fo:padding="0.00pt" fo:margin="0.00pt" fo:min-height="48.00pt" svg:height="48.00pt" style:dynamic-spacing="true"/>
      </style:footer-style>
    </style:page-layout>
    <style:page-layout style:name="pl-0x9e977f8" style:page-usage="all">
      <style:page-layout-properties fo:margin-top="72.00pt" fo:margin-bottom="72.00pt" fo:margin-left="72.00pt" fo:margin-right="72.00pt" fo:page-width="612.00pt" fo:page-height="792.00pt" style:table-centering="none" style:print-page-order="ttb" style:writing-mode="lr-tb" style:print-orientation="portrait" style:print="charts drawings objects annotations"/>
      <style:header-style>
        <style:header-footer-properties fo:border="none" style:shadow="none" fo:padding="0.00pt" fo:margin="0.00pt" fo:min-height="48.00pt" svg:height="48.00pt" style:dynamic-spacing="true"/>
      </style:header-style>
      <style:footer-style>
        <style:header-footer-properties fo:border="none" style:shadow="none" fo:padding="0.00pt" fo:margin="0.00pt" fo:min-height="48.00pt" svg:height="48.00pt" style:dynamic-spacing="true"/>
      </style:footer-style>
    </style:page-layout>
    <style:page-layout style:name="pl-0x9e97b40" style:page-usage="all">
      <style:page-layout-properties fo:margin-top="72.00pt" fo:margin-bottom="72.00pt" fo:margin-left="72.00pt" fo:margin-right="72.00pt" fo:page-width="612.00pt" fo:page-height="792.00pt" style:table-centering="none" style:print-page-order="ttb" style:writing-mode="lr-tb" style:print-orientation="portrait" style:print="charts drawings objects annotations"/>
      <style:header-style>
        <style:header-footer-properties fo:border="none" style:shadow="none" fo:padding="0.00pt" fo:margin="0.00pt" fo:min-height="48.00pt" svg:height="48.00pt" style:dynamic-spacing="true"/>
      </style:header-style>
      <style:footer-style>
        <style:header-footer-properties fo:border="none" style:shadow="none" fo:padding="0.00pt" fo:margin="0.00pt" fo:min-height="48.00pt" svg:height="48.00pt" style:dynamic-spacing="true"/>
      </style:footer-style>
    </style:page-layout>
  </office:automatic-styles>
  <office:master-styles>
    <style:master-page style:name="ta-mp-0x9eda070" style:display-name="Sheet1" style:page-layout-name="pl-0x9eba4e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9eda1c8" style:display-name="Sheet2" style:page-layout-name="pl-0x9e977f8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9eda320" style:display-name="Sheet3" style:page-layout-name="pl-0x9e97b4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3-09-29T03:20:06Z</dc:date>
    <meta:creation-date>2013-09-28T23:22:30Z</meta:creation-date>
    <meta:generator>gnumeric/1.10.17</meta:generator>
  </office:meta>
</office:document-meta>
</file>